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default-cell-style-name="ce26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They are/I am the life of the party.</text:p>
          </table:table-cell>
          <table:table-cell table:style-name="ce19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2" calcext:value-type="float">
            <text:p>2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always prepared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They are/I am interested in peopl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Leave their/my belongings around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relaxed most of the tim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abstract idea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other people's problem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easily disturbed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not really interested in other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Change their/my mood a lot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quick to understand thing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their/</text:span>my dutie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They are/I am quiet around stranger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exacting in my work.</text:p>
          </table:table-cell>
          <table:table-cell table:style-name="ce20" table:content-validation-name="val2"/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full of idea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4" calcext:value-type="float">
            <text:p>4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23" calcext:value-type="float">
            <text:p>23</text:p>
          </table:table-cell>
          <table:table-cell table:formula="of:=PRODUCT(ORG.LIBREOFFICE.RAWSUBTRACT( [.B64];5);2)" office:value-type="float" office:value="36" calcext:value-type="float">
            <text:p>36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Low" calcext:value-type="string">
            <text:p>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41" calcext:value-type="float">
            <text:p>41</text:p>
          </table:table-cell>
          <table:table-cell table:formula="of:=PRODUCT(ORG.LIBREOFFICE.RAWSUBTRACT( [.B65];5);2)" office:value-type="float" office:value="72" calcext:value-type="float">
            <text:p>72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High" calcext:value-type="string">
            <text:p>High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44" calcext:value-type="float">
            <text:p>44</text:p>
          </table:table-cell>
          <table:table-cell table:formula="of:=PRODUCT(ORG.LIBREOFFICE.RAWSUBTRACT( [.B66];5);2)" office:value-type="float" office:value="78" calcext:value-type="float">
            <text:p>78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High" calcext:value-type="string">
            <text:p>High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19" calcext:value-type="float">
            <text:p>19</text:p>
          </table:table-cell>
          <table:table-cell table:formula="of:=PRODUCT(ORG.LIBREOFFICE.RAWSUBTRACT( [.B67];5);2)" office:value-type="float" office:value="28" calcext:value-type="float">
            <text:p>28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Low" calcext:value-type="string">
            <text:p>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44" calcext:value-type="float">
            <text:p>44</text:p>
          </table:table-cell>
          <table:table-cell table:formula="of:=PRODUCT(ORG.LIBREOFFICE.RAWSUBTRACT( [.B68];5);2)" office:value-type="float" office:value="78" calcext:value-type="float">
            <text:p>78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High" calcext:value-type="string">
            <text:p>High</text:p>
          </table:table-cell>
          <table:table-cell table:number-columns-repeated="12"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<text:span text:style-name="T3">Raw </text:span>10-5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Extraversion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Agreeableness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onscientiousness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Neuroticism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Openness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3:13:36.061335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8T13:58:43.984170111</dc:date>
    <meta:editing-duration>PT12H57M48S</meta:editing-duration>
    <meta:editing-cycles>37</meta:editing-cycles>
    <meta:generator>LibreOffice/6.4.3.2$Linux_X86_64 LibreOffice_project/40$Build-2</meta:generator>
    <meta:document-statistic meta:table-count="2" meta:cell-count="629" meta:object-count="0"/>
  </office:meta>
</office:document-meta>
</file>